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52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 text:c="8"/>"Activities auxiliary to financial intermediation (67)": 4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Activities of membership organisation n.e.c. (91)": 0.4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Air transport (62)": 3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Aluminium production": 3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Animal products nec": 2.9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asting of metals": 3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attle farming": 2.9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hemicals nec": 3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ollection, purification and distribution of water (41)": 3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15*133"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s text:c="8"/>"Computer and related activities (72)": 1.4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Z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9]+9"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s text:c="8"/>"Construction (45)": 0.5,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opper production": 3,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cereal grains nec": 2.9,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crops nec": 2.9,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oil seeds": 2.9,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paddy rice": 2.9,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plant-based fibers": 2.9,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sugar cane, sugar beet": 2.9,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vegetables, fruit, nuts": 2.9,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Cultivation of wheat": 2.9,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Distribution and trade of electricity": 0.4,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Education (80)": 2,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Extra-territorial organizations and bodies": 1.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Extraction of crude petroleum and services related to crude oil extraction, excluding surveying": 5.1,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Extraction of natural gas and services related to natural gas extraction, excluding surveying": 5.1,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P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Extraction, liquefaction, and regasification of other petroleum and gaseous materials": 5.1,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R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Financial intermediation, except insurance and pension funding (65)": 6.9,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Fishing, operating of fish hatcheries and fish farms; service activities incidental to fishing (05)": 2.9,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Forestry, logging and related service activities (02)": 2.9,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Health and social work (85)": 3,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Hotels and restaurants (55)": 1.2,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X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Inland water transport": 2.5,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Insurance and pension funding, except compulsory social security (66)": 4,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Lead, zinc and tin production": 3,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basic iron and steel and of ferro-alloys and first products thereof": 3,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beverages": 1.4,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bricks, tiles and construction products, in baked clay": 2,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cement, lime and plaster": 2,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ceramic goods": 2,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coke oven products": 3,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electrical machinery and apparatus n.e.c. (31)": 1.5,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fabricated metal products, except machinery and equipment (28)": 2,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W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fish products": 1.4,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US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furniture; manufacturing n.e.c. (36)": 2,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WA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gas; distribution of gaseous fuels through mains": 3,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W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glass and glass products": 2,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WF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machinery and equipment n.e.c. (29)": 1.5,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W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medical, precision and optical instruments, watches and clocks (33)": 1.5,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M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motor vehicles, trailers and semi-trailers (34)": 3,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A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8"/>"Manufacture of office machinery and computers (30)": 1.5,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other non-metallic mineral products n.e.c.": 2,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other transport equipment (35)": 3,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radio, television and communication equipment and apparatus (32)": 1.5,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rubber and plastic products (25)": 2,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textiles (17)": 1.4,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tobacco products (16)": 1.4,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wearing apparel; dressing and dyeing of fur (18)": 1.4,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facture of wood and of products of wood and cork, except furniture; manufacture of articles of straw and plaiting materials (20)": 1.4,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re treatment (biogas), storage and land application": 2.9,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anure treatment (conventional), storage and land application": 2.9,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eat animals nec": 2.9,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aluminium ores and concentrates": 5.1,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chemical and fertilizer minerals, production of salt, other mining and quarrying n.e.c.": 5.1,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coal and lignite; extraction of peat (10)": 5.1,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copper ores and concentrates": 5.1,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iron ores": 5.1,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lead, zinc and tin ores and concentrates": 5.1,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nickel ores and concentrates": 5.1,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other non-ferrous metal ores and concentrates": 5.1,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precious metal ores and concentrates": 5.1,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Mining of uranium and thorium ores (12)": 5.1,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N-fertiliser": 3,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Other business activities (74)": 1.2,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Other land transport": 2.5,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Other non-ferrous metal production": 3,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Other service activities (93)": 1.2,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- and other fertiliser": 3,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aper": 1.4,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etroleum Refinery": 3,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igs farming": 2.9,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lastics, basic": 3,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ost and telecommunications (64)": 2.4,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oultry farming": 2.9,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ecious metals production": 3,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ivate households with employed persons (95)": 1.2,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ed rice": 1.4,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dairy products": 1.4,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Food products nec": 1.4,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meat cattle": 1.4,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meat pigs": 1.4,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meat poultry": 1.4,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of nuclear fuel": 3,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cessing vegetable oils and fats": 1.4,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biomass and waste": 3,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coal": 3,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gas": 3,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Geothermal": 3,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hydro": 3,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nuclear": 3,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petroleum and other oil derivatives": 3,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solar photovoltaic": 2,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solar thermal": 3,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tide, wave, ocean": 3,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by wind": 3,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electricity nec": 3,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roduction of meat products nec": 1.4,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ublic administration and defence; compulsory social security (75)": 4.9,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Publishing, printing and reproduction of recorded media (22)": 1.7,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Quarrying of sand and clay": 5.1,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Quarrying of stone": 5.1,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aw milk": 2.9,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-processing of ash into clinker": 2,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-processing of secondary construction material into aggregates": 0.5,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-processing of secondary steel into new steel": 3,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al estate activities (70)": 4,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creational, cultural and sporting activities (92)": 1.2,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cycling of waste and scrap": 2,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nting of machinery and equipment without operator and of personal and household goods (71)": 2,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search and development (73)": 1.5,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tail sale of automotive fuel": 0.7,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Retail trade, except of motor vehicles and motorcycles; repair of personal and household goods (52)": 1.1,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Sale, maintenance, repair of motor vehicles, motor vehicles parts, motorcycles, motor cycles parts and accessoiries": 0.4,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Sea and coastal water transport": 2,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Steam and hot water supply": 3,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Sugar refining": 1.4,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Supporting and auxiliary transport activities; activities of travel agencies (63)": 1.5,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Tanning and dressing of leather; manufacture of luggage, handbags, saddlery, harness and footwear (19)": 1.4,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Transmission of electricity": 3,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Transport via pipelines": 2.5,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Transport via railways": 3,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Waste disposal": 2,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Wholesale trade and commission trade, except of motor vehicles and motorcycles (51)": 0.6,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"Wool, silk-worm cocoons": 2.9,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D1:Feuille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1:56:54.000771752</meta:creation-date>
    <dc:date>2021-11-02T15:14:24.529312726</dc:date>
    <meta:editing-duration>PT47M</meta:editing-duration>
    <meta:editing-cycles>1</meta:editing-cycles>
    <meta:document-statistic meta:table-count="1" meta:cell-count="366" meta:object-count="0"/>
    <meta:generator>LibreOffice/6.4.7.2$Linux_X86_64 LibreOffice_project/40$Build-2</meta:generator>
  </office:meta>
</office:document-meta>
</file>